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14aee5" officeooo:paragraph-rsid="0014aee5"/>
    </style:style>
    <style:style style:name="P2" style:family="paragraph" style:parent-style-name="Standard">
      <style:text-properties style:font-name="Fira Code" officeooo:rsid="0014aee5" officeooo:paragraph-rsid="001656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normal" fo:background-color="#fff200" loext:char-shading-value="0" style:font-size-asian="22pt" style:font-weight-asian="normal" style:font-size-complex="22pt" style:font-weight-complex="normal"/>
    </style:style>
    <style:style style:name="T5" style:family="text">
      <style:text-properties fo:font-size="22pt" fo:font-weight="normal" fo:background-color="#fff200" loext:char-shading-value="0" style:font-size-asian="22pt" style:font-weight-asian="normal" style:font-size-complex="22pt" style:font-weight-complex="normal"/>
    </style:style>
    <style:style style:name="T6" style:family="text">
      <style:text-properties officeooo:rsid="00155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Belajar Composer PHP</text:span> </text:p>
      <text:p text:style-name="P1"/>
      <text:p text:style-name="P1">composer adalah <text:span text:style-name="T1">depedency manager</text:span> dari PHP, depedency dalam bahasa artinya ‘ketergantungan’.</text:p>
      <text:p text:style-name="P1"/>
      <text:p text:style-name="P1"/>
      <text:p text:style-name="P2">Packagist.org =&gt; repository package<text:span text:style-name="T6">(liblary, framework, script)</text:span>PHP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0:38:24.863266672</meta:creation-date>
    <dc:date>2019-06-12T01:43:56.628863748</dc:date>
    <meta:editing-duration>PT55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0" meta:character-count="180" meta:non-whitespace-character-count="161"/>
  </office:meta>
</office:document-meta>
</file>